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426cm" fo:min-width="1.175cm"/>
    </style:style>
    <style:style style:name="gr2" style:family="graphic" style:parent-style-name="standard">
      <style:graphic-properties svg:stroke-color="#111111" draw:fill-color="#ffffff" draw:textarea-horizontal-align="justify" draw:textarea-vertical-align="middle" draw:auto-grow-height="false" fo:min-height="1.425cm" fo:min-width="1.175cm"/>
    </style:style>
    <style:style style:name="gr3" style:family="graphic" style:parent-style-name="standard">
      <style:graphic-properties svg:stroke-color="#111111" draw:fill-color="#ffffff" draw:textarea-horizontal-align="justify" draw:textarea-vertical-align="middle" draw:auto-grow-height="false" fo:min-height="1.425cm" fo:min-width="1.1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to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67cm"/>
    </style:style>
    <style:style style:name="gr8" style:family="graphic" style:parent-style-name="standard">
      <style:graphic-properties draw:stroke="none" svg:stroke-color="#000000" draw:fill="none" draw:fill-color="#ffffff" fo:min-height="1.066cm"/>
    </style:style>
    <style:style style:name="gr9" style:family="graphic" style:parent-style-name="standard">
      <style:graphic-properties draw:stroke="none" svg:stroke-color="#000000" draw:fill="none" draw:fill-color="#ffffff" fo:min-height="1.0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5cm" fo:min-width="2.6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3.87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5" draw:id="id5" draw:layer="layout" svg:width="2.367cm" svg:height="2.368cm" svg:x="14.766cm" svg:y="20.83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367cm" svg:height="2.367cm" svg:x="14.766cm" svg:y="15.54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367cm" svg:height="2.368cm" svg:x="14.766cm" svg:y="4.9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367cm" svg:height="2.367cm" svg:x="14.766cm" svg:y="10.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2.366cm" svg:height="2.369cm" svg:x="3.953cm" svg:y="19.3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2.366cm" svg:height="2.369cm" svg:x="3.953cm" svg:y="12.85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2.366cm" svg:height="2.367cm" svg:x="3.953cm" svg:y="6.9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6.319cm" svg:y1="8.124cm" svg:x2="15.112cm" svg:y2="5.336cm" draw:start-shape="id1" draw:start-glue-point="10" draw:end-shape="id2" draw:end-glue-point="5" svg:d="M6319 8124l8793-2788" svg:viewBox="0 0 8794 2789">
          <text:p text:style-name="P1"/>
        </draw:connector>
        <draw:connector draw:style-name="gr5" draw:text-style-name="P3" draw:layer="layout" draw:type="line" svg:x1="6.319cm" svg:y1="8.124cm" svg:x2="15.112cm" svg:y2="10.526cm" draw:start-shape="id1" draw:start-glue-point="10" draw:end-shape="id3" draw:end-glue-point="5" svg:d="M6319 8124l8793 2402" svg:viewBox="0 0 8794 2403">
          <text:p/>
        </draw:connector>
        <draw:connector draw:style-name="gr6" draw:text-style-name="P3" draw:layer="layout" draw:type="line" svg:x1="6.319cm" svg:y1="8.124cm" svg:x2="15.112cm" svg:y2="15.891cm" draw:start-shape="id1" draw:start-glue-point="10" draw:end-shape="id4" draw:end-glue-point="5" svg:d="M6319 8124l8793 7767" svg:viewBox="0 0 8794 7768">
          <text:p/>
        </draw:connector>
        <draw:connector draw:style-name="gr6" draw:text-style-name="P3" draw:layer="layout" draw:type="line" svg:x1="6.319cm" svg:y1="8.124cm" svg:x2="15.112cm" svg:y2="21.178cm" draw:start-shape="id1" draw:start-glue-point="10" draw:end-shape="id5" draw:end-glue-point="5" svg:d="M6319 8124l8793 13054" svg:viewBox="0 0 8794 13055">
          <text:p/>
        </draw:connector>
        <draw:connector draw:style-name="gr6" draw:text-style-name="P3" draw:layer="layout" draw:type="line" svg:x1="6.319cm" svg:y1="14.042cm" svg:x2="14.766cm" svg:y2="6.174cm" draw:start-shape="id6" draw:start-glue-point="10" draw:end-shape="id2" draw:end-glue-point="6" svg:d="M6319 14042l8447-7868" svg:viewBox="0 0 8448 7869">
          <text:p/>
        </draw:connector>
        <draw:connector draw:style-name="gr6" draw:text-style-name="P3" draw:layer="layout" draw:type="line" svg:x1="6.319cm" svg:y1="14.042cm" svg:x2="14.766cm" svg:y2="11.364cm" draw:start-shape="id6" draw:start-glue-point="10" draw:end-shape="id3" draw:end-glue-point="6" svg:d="M6319 14042l8447-2678" svg:viewBox="0 0 8448 2679">
          <text:p/>
        </draw:connector>
        <draw:connector draw:style-name="gr6" draw:text-style-name="P3" draw:layer="layout" draw:type="line" svg:x1="6.319cm" svg:y1="14.042cm" svg:x2="14.766cm" svg:y2="16.729cm" draw:start-shape="id6" draw:start-glue-point="10" draw:end-shape="id4" draw:end-glue-point="6" svg:d="M6319 14042l8447 2687" svg:viewBox="0 0 8448 2688">
          <text:p/>
        </draw:connector>
        <draw:connector draw:style-name="gr6" draw:text-style-name="P3" draw:layer="layout" draw:type="line" svg:x1="6.319cm" svg:y1="14.042cm" svg:x2="14.766cm" svg:y2="22.016cm" draw:start-shape="id6" draw:start-glue-point="10" draw:end-shape="id5" draw:end-glue-point="6" svg:d="M6319 14042l8447 7974" svg:viewBox="0 0 8448 7975">
          <text:p/>
        </draw:connector>
        <draw:connector draw:style-name="gr6" draw:text-style-name="P3" draw:layer="layout" draw:type="line" svg:x1="6.319cm" svg:y1="20.486cm" svg:x2="15.112cm" svg:y2="7.012cm" draw:start-shape="id7" draw:start-glue-point="10" draw:end-shape="id2" draw:end-glue-point="7" svg:d="M6319 20486l8793-13474" svg:viewBox="0 0 8794 13475">
          <text:p/>
        </draw:connector>
        <draw:connector draw:style-name="gr6" draw:text-style-name="P3" draw:layer="layout" draw:type="line" svg:x1="6.319cm" svg:y1="20.486cm" svg:x2="15.112cm" svg:y2="12.201cm" draw:start-shape="id7" draw:start-glue-point="10" draw:end-shape="id3" draw:end-glue-point="7" svg:d="M6319 20486l8793-8285" svg:viewBox="0 0 8794 8286">
          <text:p/>
        </draw:connector>
        <draw:connector draw:style-name="gr6" draw:text-style-name="P3" draw:layer="layout" draw:type="line" svg:x1="6.319cm" svg:y1="20.486cm" svg:x2="15.112cm" svg:y2="17.566cm" draw:start-shape="id7" draw:start-glue-point="10" draw:end-shape="id4" draw:end-glue-point="7" svg:d="M6319 20486l8793-2920" svg:viewBox="0 0 8794 2921">
          <text:p/>
        </draw:connector>
        <draw:connector draw:style-name="gr6" draw:text-style-name="P3" draw:layer="layout" draw:type="line" svg:x1="6.319cm" svg:y1="20.486cm" svg:x2="15.112cm" svg:y2="22.854cm" draw:start-shape="id7" draw:start-glue-point="10" draw:end-shape="id5" draw:end-glue-point="7" svg:d="M6319 20486l8793 2368" svg:viewBox="0 0 8794 2369">
          <text:p/>
        </draw:connector>
        <draw:frame draw:style-name="gr7" draw:text-style-name="P4" draw:layer="layout" svg:width="3.16cm" svg:height="1.317cm" svg:x="1.045cm" svg:y="7.464cm">
          <draw:text-box>
            <text:p>5,000</text:p>
          </draw:text-box>
        </draw:frame>
        <draw:frame draw:style-name="gr8" draw:text-style-name="P4" draw:layer="layout" svg:width="3.16cm" svg:height="1.316cm" svg:x="1.045cm" svg:y="13.383cm">
          <draw:text-box>
            <text:p>3,500</text:p>
          </draw:text-box>
        </draw:frame>
        <draw:frame draw:style-name="gr8" draw:text-style-name="P4" draw:layer="layout" svg:width="3.16cm" svg:height="1.316cm" svg:x="1.045cm" svg:y="19.827cm">
          <draw:text-box>
            <text:p>6,000</text:p>
          </draw:text-box>
        </draw:frame>
        <draw:frame draw:style-name="gr8" draw:text-style-name="P4" draw:layer="layout" svg:width="3.161cm" svg:height="1.316cm" svg:x="17.275cm" svg:y="5.516cm">
          <draw:text-box>
            <text:p>2,000</text:p>
          </draw:text-box>
        </draw:frame>
        <draw:frame draw:style-name="gr8" draw:text-style-name="P4" draw:layer="layout" svg:width="3.161cm" svg:height="1.316cm" svg:x="17.275cm" svg:y="10.706cm">
          <draw:text-box>
            <text:p>3,200</text:p>
          </draw:text-box>
        </draw:frame>
        <draw:frame draw:style-name="gr9" draw:text-style-name="P4" draw:layer="layout" svg:width="3.161cm" svg:height="1.318cm" svg:x="17.275cm" svg:y="16.069cm">
          <draw:text-box>
            <text:p>1,700</text:p>
          </draw:text-box>
        </draw:frame>
        <draw:frame draw:style-name="gr8" draw:text-style-name="P4" draw:layer="layout" svg:width="3.161cm" svg:height="1.316cm" svg:x="17.275cm" svg:y="21.358cm">
          <draw:text-box>
            <text:p>1,800</text:p>
          </draw:text-box>
        </draw:frame>
        <draw:frame draw:style-name="gr10" draw:text-style-name="P4" draw:layer="layout" svg:width="3.755cm" svg:height="1.795cm" svg:x="0.924cm" svg:y="2cm">
          <draw:text-box>
            <text:p>OFERTAS</text:p>
          </draw:text-box>
        </draw:frame>
        <draw:frame draw:style-name="gr11" draw:text-style-name="P4" draw:layer="layout" svg:width="4.692cm" svg:height="1.267cm" svg:x="16.51cm" svg:y="2cm">
          <draw:text-box>
            <text:p>DEMAND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2" draw:fill-hatch-name="Hatching_20_91" draw:fill-image-name="Bitmap_20_1" draw:textarea-vertical-align="bottom" fo:wrap-option="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7:49:36.179953463</meta:creation-date>
    <dc:date>2019-09-22T08:00:13.381495140</dc:date>
    <meta:editing-duration>PT13H19M15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